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a774" officeooo:paragraph-rsid="001d9c4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1ffd"/>
    </style:style>
    <style:style style:name="T3" style:family="text">
      <style:text-properties officeooo:rsid="001d9c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7"><text:span text:style-name="T3">local day</text:span>, <text:text-input text:description="&lt;o.local_day&gt;">&lt;o.local_day&gt;</text:text-input></text:p>
      <text:p text:style-name="P7"><text:span text:style-name="T3">datewotime</text:span><text:span text:style-name="T3"><text:text-input text:description="&lt;formatLang(o.meeting_id.datewotime,date=True)&gt;">&lt;formatLang(o.meeting_id.datewotime,date=True)&gt;</text:text-input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soft-page-break/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5"><text:text-input text:description="&lt;/if&gt;">&lt;/if&gt;</text:text-input></text:p>
      <text:p text:style-name="P5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/text:p>
      <text:p text:style-name="P4">OG<text:span text:style-name="T1">: </text:span><text:span text:style-name="T1"><text:text-input text:description="&lt;o.ccoct_os&gt;">&lt;o.ccoct_os&gt;</text:text-input></text:span></text:p>
      <text:p text:style-name="P2"><text:soft-page-break/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2:44:27.566374641</dc:date>
    <meta:editing-duration>P1DT1H39M4S</meta:editing-duration>
    <meta:editing-cycles>188</meta:editing-cycles>
    <dc:creator>Laurent FRANCOIS</dc:creator>
    <meta:document-statistic meta:table-count="2" meta:image-count="0" meta:object-count="0" meta:page-count="3" meta:paragraph-count="88" meta:word-count="720" meta:character-count="3970" meta:non-whitespace-character-count="3694"/>
  </office:meta>
</office:document-meta>
</file>